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PropertyConverter.marshal( Object obj , HierarchicalStreamWriter writer , MarshallingContex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gerProperty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Converter.unmarshal( HierarchicalStreamReader reader , UnmarshallingContex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